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B0000062B3413FE8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  <style:text-properties fo:color="#000000" fo:font-size="32pt" style:font-size-asian="32pt" style:font-size-complex="32pt"/>
    </style:style>
    <style:style style:name="P7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4cm" svg:height="20.565cm" svg:x="3.4cm" svg:y="0.235cm">
          <draw:image xlink:href="Pictures/100002010000066B0000062B3413FE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14.845cm" svg:height="1.991cm" svg:x="6.578cm" svg:y="18.665cm">
          <draw:text-box>
            <text:p text:style-name="P1"><text:span text:style-name="T1">progclub.inf.ed.ac.uk</text:span></text:p>
          </draw:text-box>
        </draw:frame>
        <draw:frame draw:style-name="gr3" draw:layer="layout" svg:width="3.002cm" svg:height="0.962cm" svg:x="2.5cm" svg:y="3.834cm">
          <draw:text-box>
            <text:p>29/09/17<text:tab/></text:p>
          </draw:text-box>
        </draw:frame>
        <draw:frame draw:style-name="gr3" draw:text-style-name="P4" draw:layer="layout" svg:width="3.002cm" svg:height="0.962cm" svg:x="2.5cm" svg:y="2.4cm">
          <draw:text-box>
            <text:p>22/09/17<text:tab/></text:p>
          </draw:text-box>
        </draw:frame>
        <draw:frame draw:style-name="gr3" draw:layer="layout" svg:width="3.002cm" svg:height="0.962cm" svg:x="2.5cm" svg:y="5.268cm">
          <draw:text-box>
            <text:p>06/10/17<text:tab/></text:p>
          </draw:text-box>
        </draw:frame>
        <draw:frame draw:style-name="gr3" draw:layer="layout" svg:width="3.002cm" svg:height="0.962cm" svg:x="2.5cm" svg:y="6.701cm">
          <draw:text-box>
            <text:p>13/10/17<text:tab/></text:p>
          </draw:text-box>
        </draw:frame>
        <draw:frame draw:style-name="gr3" draw:layer="layout" svg:width="3.002cm" svg:height="0.962cm" svg:x="2.5cm" svg:y="8.135cm">
          <draw:text-box>
            <text:p>20/10/17<text:tab/></text:p>
          </draw:text-box>
        </draw:frame>
        <draw:frame draw:style-name="gr3" draw:layer="layout" svg:width="3.002cm" svg:height="0.962cm" svg:x="2.5cm" svg:y="9.569cm">
          <draw:text-box>
            <text:p>27/10/17<text:tab/></text:p>
          </draw:text-box>
        </draw:frame>
        <draw:frame draw:style-name="gr3" draw:layer="layout" svg:width="3.002cm" svg:height="0.962cm" svg:x="2.5cm" svg:y="11.003cm">
          <draw:text-box>
            <text:p>03/11/17<text:tab/></text:p>
          </draw:text-box>
        </draw:frame>
        <draw:frame draw:style-name="gr3" draw:layer="layout" svg:width="3.002cm" svg:height="0.962cm" svg:x="2.5cm" svg:y="12.437cm">
          <draw:text-box>
            <text:p>10/11/17<text:tab/></text:p>
          </draw:text-box>
        </draw:frame>
        <draw:frame draw:style-name="gr3" draw:layer="layout" svg:width="3.002cm" svg:height="0.962cm" svg:x="2.5cm" svg:y="13.87cm">
          <draw:text-box>
            <text:p>17/11/17<text:tab/></text:p>
          </draw:text-box>
        </draw:frame>
        <draw:frame draw:style-name="gr3" draw:layer="layout" svg:width="3.002cm" svg:height="0.962cm" svg:x="2.5cm" svg:y="15.304cm">
          <draw:text-box>
            <text:p>24/11/17<text:tab/></text:p>
          </draw:text-box>
        </draw:frame>
        <draw:frame draw:style-name="gr3" draw:layer="layout" svg:width="3.002cm" svg:height="0.962cm" svg:x="2.5cm" svg:y="16.738cm">
          <draw:text-box>
            <text:p>01/12/17<text:tab/></text:p>
          </draw:text-box>
        </draw:frame>
        <draw:custom-shape draw:style-name="gr4" draw:text-style-name="P5" draw:layer="layout" svg:width="19.2cm" svg:height="4.2cm" svg:x="6.1cm" svg:y="2.3cm">
          <text:p text:style-name="P1"><text:span text:style-name="T2">Fract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9.2cm" svg:height="4.2cm" svg:x="6.1cm" svg:y="8.05cm">
          <text:p text:style-name="P1"><text:span text:style-name="T2">Lego Rob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9.2cm" svg:height="4.2cm" svg:x="6.1cm" svg:y="13.8cm">
          <text:p text:style-name="P1"><text:span text:style-name="T2">Data Struct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9.2cm" svg:height="1.6cm" svg:x="6.1cm" svg:y="12.225cm">
          <text:p text:style-name="P6"><text:span text:style-name="T3">Coding Compet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9.2cm" svg:height="1.6cm" svg:x="6.1cm" svg:y="6.475cm">
          <text:p text:style-name="P6"><text:span text:style-name="T3">Programming Intervie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0.201cm" svg:height="1.3cm" svg:x="15.1cm" svg:y="5.2cm">
          <text:p text:style-name="P6"><text:span text:style-name="T3">G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5:24:34.907592862</meta:creation-date>
    <dc:date>2017-09-20T15:59:01.308015543</dc:date>
    <meta:editing-duration>PT9M24S</meta:editing-duration>
    <meta:editing-cycles>4</meta:editing-cycles>
    <meta:generator>LibreOffice/4.2.8.2$Linux_X86_64 LibreOffice_project/420m0$Build-2</meta:generator>
    <meta:document-statistic meta:object-count="44"/>
  </office:meta>
</office:document-meta>
</file>